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fo:font-weight="normal" officeooo:rsid="00085286" officeooo:paragraph-rsid="00085286" style:font-weight-asian="normal" style:font-weight-complex="normal"/>
    </style:style>
    <style:style style:name="P7" style:family="paragraph" style:parent-style-name="Heading_20_2">
      <style:text-properties officeooo:paragraph-rsid="0009bbb9"/>
    </style:style>
    <style:style style:name="P8" style:family="paragraph" style:parent-style-name="Heading_20_2">
      <style:text-properties officeooo:paragraph-rsid="000c6f3f"/>
    </style:style>
    <style:style style:name="P9" style:family="paragraph" style:parent-style-name="Heading_20_3">
      <style:text-properties officeooo:paragraph-rsid="00085286"/>
    </style:style>
    <style:style style:name="P10" style:family="paragraph" style:parent-style-name="Heading_20_3">
      <style:text-properties officeooo:paragraph-rsid="0009bbb9"/>
    </style:style>
    <style:style style:name="P11" style:family="paragraph" style:parent-style-name="Heading_20_3">
      <style:text-properties officeooo:paragraph-rsid="000c6f3f"/>
    </style:style>
    <style:style style:name="P12" style:family="paragraph" style:parent-style-name="Text_20_body_20_indent" style:list-style-name="L1">
      <style:text-properties fo:font-weight="normal" officeooo:rsid="000c6f3f" officeooo:paragraph-rsid="000c6f3f" style:font-weight-asian="normal" style:font-weight-complex="normal"/>
    </style:style>
    <style:style style:name="P13" style:family="paragraph" style:parent-style-name="Text_20_body_20_indent" style:list-style-name="L2">
      <style:text-properties officeooo:rsid="0009fd86" officeooo:paragraph-rsid="0009fd86"/>
    </style:style>
    <style:style style:name="P14" style:family="paragraph" style:parent-style-name="Text_20_body_20_indent" style:list-style-name="L2">
      <style:text-properties officeooo:rsid="0009fd86" officeooo:paragraph-rsid="000c6f3f"/>
    </style:style>
    <style:style style:name="P15" style:family="paragraph" style:parent-style-name="Text_20_body_20_indent" style:list-style-name="L2">
      <style:text-properties officeooo:rsid="0009bbb9" officeooo:paragraph-rsid="0009fd86"/>
    </style:style>
    <style:style style:name="P16" style:family="paragraph" style:parent-style-name="Text_20_body_20_indent">
      <style:text-properties officeooo:rsid="0009bbb9" officeooo:paragraph-rsid="000c6f3f"/>
    </style:style>
    <style:style style:name="P17" style:family="paragraph" style:parent-style-name="Text_20_body_20_indent" style:list-style-name="L8">
      <style:text-properties fo:font-style="normal" officeooo:rsid="0009bbb9" officeooo:paragraph-rsid="0009bbb9" style:font-style-asian="normal" style:font-style-complex="normal"/>
    </style:style>
    <style:style style:name="P18" style:family="paragraph" style:parent-style-name="Text_20_body_20_indent" style:list-style-name="L10">
      <style:text-properties fo:font-style="normal" officeooo:rsid="0009bbb9" officeooo:paragraph-rsid="0009bbb9" style:font-style-asian="normal" style:font-style-complex="normal"/>
    </style:style>
    <style:style style:name="P19" style:family="paragraph" style:parent-style-name="Text_20_body_20_indent" style:list-style-name="L7">
      <style:text-properties fo:font-style="normal" officeooo:rsid="0009fd86" officeooo:paragraph-rsid="0009fd86" style:font-style-asian="normal" style:font-style-complex="normal"/>
    </style:style>
    <style:style style:name="P20" style:family="paragraph" style:parent-style-name="Text_20_body_20_indent" style:list-style-name="L8">
      <style:text-properties fo:font-style="normal" officeooo:rsid="0009fd86" officeooo:paragraph-rsid="0009fd86" style:font-style-asian="normal" style:font-style-complex="normal"/>
    </style:style>
    <style:style style:name="P21" style:family="paragraph" style:parent-style-name="Text_20_body_20_indent" style:list-style-name="L9">
      <style:text-properties fo:font-style="normal" officeooo:rsid="0009fd86" officeooo:paragraph-rsid="0009fd86" style:font-style-asian="normal" style:font-style-complex="normal"/>
    </style:style>
    <style:style style:name="P22" style:family="paragraph" style:parent-style-name="Text_20_body_20_indent" style:list-style-name="L10">
      <style:text-properties fo:font-style="normal" officeooo:rsid="0009fd86" officeooo:paragraph-rsid="0009fd86" style:font-style-asian="normal" style:font-style-complex="normal"/>
    </style:style>
    <style:style style:name="P23" style:family="paragraph" style:parent-style-name="Text_20_body_20_indent" style:list-style-name="L13">
      <style:text-properties fo:font-style="normal" officeooo:rsid="0009fd86" officeooo:paragraph-rsid="000c6f3f" style:font-style-asian="normal" style:font-style-complex="normal"/>
    </style:style>
    <style:style style:name="P24" style:family="paragraph" style:parent-style-name="Text_20_body_20_indent" style:list-style-name="L14">
      <style:text-properties fo:font-style="normal" officeooo:rsid="0009fd86" officeooo:paragraph-rsid="000c6f3f" style:font-style-asian="normal" style:font-style-complex="normal"/>
    </style:style>
    <style:style style:name="P25" style:family="paragraph" style:parent-style-name="Text_20_body_20_indent" style:list-style-name="L7">
      <style:text-properties fo:font-style="normal" officeooo:rsid="000c6f3f" officeooo:paragraph-rsid="000c6f3f" style:font-style-asian="normal" style:font-style-complex="normal"/>
    </style:style>
    <style:style style:name="P26" style:family="paragraph" style:parent-style-name="Text_20_body_20_indent" style:list-style-name="L8">
      <style:text-properties fo:font-style="normal" officeooo:rsid="000c6f3f" officeooo:paragraph-rsid="000c6f3f" style:font-style-asian="normal" style:font-style-complex="normal"/>
    </style:style>
    <style:style style:name="P27" style:family="paragraph" style:parent-style-name="Text_20_body_20_indent" style:list-style-name="L14">
      <style:text-properties fo:font-style="normal" officeooo:rsid="000c6f3f" officeooo:paragraph-rsid="000c6f3f" style:font-style-asian="normal" style:font-style-complex="normal"/>
    </style:style>
    <style:style style:name="P28" style:family="paragraph" style:parent-style-name="Text_20_body_20_indent" style:list-style-name="L15">
      <style:text-properties fo:font-style="normal" officeooo:rsid="000c6f3f" officeooo:paragraph-rsid="000c6f3f" style:font-style-asian="normal" style:font-style-complex="normal"/>
    </style:style>
    <style:style style:name="P29" style:family="paragraph" style:parent-style-name="Text_20_body_20_indent" style:list-style-name="L16">
      <style:text-properties fo:font-style="normal" officeooo:rsid="000c6f3f" officeooo:paragraph-rsid="000c6f3f" style:font-style-asian="normal" style:font-style-complex="normal"/>
    </style:style>
    <style:style style:name="P30" style:family="paragraph" style:parent-style-name="Text_20_body_20_indent">
      <style:text-properties officeooo:paragraph-rsid="0009bbb9"/>
    </style:style>
    <style:style style:name="P31" style:family="paragraph" style:parent-style-name="Text_20_body_20_indent">
      <style:text-properties officeooo:paragraph-rsid="000c6f3f"/>
    </style:style>
    <style:style style:name="P32" style:family="paragraph" style:parent-style-name="Text_20_body_20_indent" style:list-style-name="L2">
      <style:text-properties officeooo:rsid="000c6f3f" officeooo:paragraph-rsid="000c6f3f"/>
    </style:style>
    <style:style style:name="T1" style:family="text">
      <style:text-properties officeooo:rsid="00054984"/>
    </style:style>
    <style:style style:name="T2" style:family="text">
      <style:text-properties officeooo:rsid="0009bbb9"/>
    </style:style>
    <style:style style:name="T3" style:family="text">
      <style:text-properties fo:font-style="italic" style:font-style-asian="italic" style:font-style-complex="italic"/>
    </style:style>
    <style:style style:name="T4" style:family="text">
      <style:text-properties officeooo:rsid="0009fd86"/>
    </style:style>
    <style:style style:name="T5" style:family="text">
      <style:text-properties officeooo:rsid="000c6f3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Deep</text:span> Learning – <text:span text:style-name="T5">Maitrise</text:span></text:p>
      <text:h text:style-name="Heading_20_1" text:outline-level="1"><text:span text:style-name="T1">Description</text:span> de la formation :</text:h>
      <text:h text:style-name="Heading_20_3" text:outline-level="3">Intitulé de la formation :</text:h>
      <text:p text:style-name="P3">Le <text:span text:style-name="T4">deep learning repose sur un ensemble d’algorithmes, de méthodes et de modèles basés sur les réseaux de neurones. Produisant d’impressionnants résultats, ils sont utilisés dans de nombreux secteurs industriels et économiques. </text:span><text:span text:style-name="T5">Cette formation présentent l’ensemble des techniques du deep learning sur un vaste ensemble de types de données. Les stagiaires seront amenés à approfondir leurs connaissances et leurs techniques des réseaux de neurones en traitant aussi bien des données tabulaires, que de l’image ou du texte</text:span><text:span text:style-name="T4">. </text:span><text:span text:style-name="T5">Les travaux pratiques en python recouvrent 50 % de la formation afin que les stagiaires puissent appréhender </text:span><text:span text:style-name="T4"><text:s/></text:span><text:span text:style-name="T5">les outils et les modèles et les réutiliser aisément.</text:span></text:p>
      <text:h text:style-name="P9" text:outline-level="3">Compétences visées :</text:h>
      <text:p text:style-name="P6">À l’issue de cette formation, les stagiaires seront en mesure de :</text:p>
      <text:list xml:id="list4213352653" text:style-name="L1">
        <text:list-item>
          <text:p text:style-name="P12">Créer et entraîner un modèle de réseaux de neurones avec Keras et Tensorflow</text:p>
        </text:list-item>
        <text:list-item>
          <text:p text:style-name="P12">Utiliser le deep learning pour tout type d’apprentissage (Classification, prédiction, non supervisé, etc.)</text:p>
        </text:list-item>
        <text:list-item>
          <text:p text:style-name="P12">Traiter automatiquement des données tabulaires</text:p>
        </text:list-item>
        <text:list-item>
          <text:p text:style-name="P12">Traiter automatiquement des données images</text:p>
        </text:list-item>
        <text:list-item>
          <text:p text:style-name="P12">Traiter automatiquement des données textuelles ou sequentielles</text:p>
        </text:list-item>
        <text:list-item>
          <text:p text:style-name="P12">Proposer une structure de modèle moderne à un problème particulier</text:p>
        </text:list-item>
      </text:list>
      <text:h text:style-name="Heading_20_3" text:outline-level="3">Public visé :</text:h>
      <text:p text:style-name="P3">Ingénieurs, chefs de projets ou développeurs <text:span text:style-name="T5">disposant de connaissances en machine learing souhaitant approfondir l’aspect deep learning</text:span>.</text:p>
      <text:h text:style-name="Heading_20_3" text:outline-level="3">Prérequis :</text:h>
      <text:p text:style-name="P3">Une connaissance de base à Python est requise, ainsi qu’une <text:span text:style-name="T5">connaissance des concepts clefs du machine learning (Différence supervisé/non supervisé, séparation jeux de données entrainement/validation/test, évaluations et métriques...)</text:span>.</text:p>
      <text:h text:style-name="Heading_20_3" text:outline-level="3">Nombre de jours :</text:h>
      <text:p text:style-name="Text_20_body_20_indent"><text:span text:style-name="T5">3</text:span> jours</text:p>
      <text:p text:style-name="P1"/>
      <text:h text:style-name="Heading_20_1" text:outline-level="1"><text:soft-page-break/>Plan de formation</text:h>
      <text:h text:style-name="P7" text:outline-level="2">Partie <text:span text:style-name="T5">1</text:span><text:span text:style-name="T2"> – </text:span><text:span text:style-name="T4">Réseaux de neurones</text:span> :</text:h>
      <text:list xml:id="list2713715836" text:style-name="L2">
        <text:list-item>
          <text:p text:style-name="P13">Lien avec la régression linéaire</text:p>
        </text:list-item>
        <text:list-item>
          <text:p text:style-name="P13">Structure générale des réseaux de neurones</text:p>
        </text:list-item>
        <text:list-item>
          <text:p text:style-name="P13">Rupture de la linéarité : les fonctions d’activations</text:p>
        </text:list-item>
        <text:list-item>
          <text:p text:style-name="P13">Convergence des modèles et choix des optimiseurs du taux d’apprentissage</text:p>
        </text:list-item>
        <text:list-item>
          <text:p text:style-name="P13">Problèmes liés à la disparition ou l’explosion de gradient </text:p>
        </text:list-item>
        <text:list-item>
          <text:p text:style-name="P13">Impact et choix d’un batch</text:p>
        </text:list-item>
        <text:list-item>
          <text:p text:style-name="P13">Recherche des hyperparamètres</text:p>
        </text:list-item>
        <text:list-item>
          <text:p text:style-name="P13">Problèmes d’interprétabilité</text:p>
        </text:list-item>
        <text:list-item>
          <text:p text:style-name="P13">La librairie Keras pour implémenter des réseaux de neurones profonds en python</text:p>
        </text:list-item>
        <text:list-item>
          <text:p text:style-name="P32">Implémentation avancée avec le GradientTape</text:p>
        </text:list-item>
      </text:list>
      <text:h text:style-name="P10" text:outline-level="3">Mise en pratique :</text:h>
      <text:list xml:id="list661456710" text:style-name="L7">
        <text:list-item>
          <text:p text:style-name="P19">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19">Implémentation d’un réseau de neurones via Keras sur un problème de classification multiclasse. Les stagiaires devront utiliser les concepts de séparation de jeux de données et d’évaluation introduits en partie 2 et déployer un protocole de recherche d’hyperparamètres</text:p>
        </text:list-item>
        <text:list-item>
          <text:p text:style-name="P25">Implémentation de couches et de modèles personnalisés en utilisant le GradientTape</text:p>
        </text:list-item>
      </text:list>
      <text:h text:style-name="P10" text:outline-level="3">Objectif de la partie :</text:h>
      <text:p text:style-name="P5">À l’issue de cette partie, les stagiaires seront en mesure de :</text:p>
      <text:list xml:id="list3922565129" text:style-name="L8">
        <text:list-item>
          <text:p text:style-name="P17">Concevoir et implémenter des <text:span text:style-name="T4">modèles de réseaux de neurones sur des données tabulaires <text:s/>en Keras pour la régression et la classification</text:span></text:p>
        </text:list-item>
        <text:list-item>
          <text:p text:style-name="P20">Évaluer la performance de leurs modèles et adapter les hyperparamètres pour améliorer l’apprentissage </text:p>
        </text:list-item>
        <text:list-item>
          <text:p text:style-name="P20">Identifier les problèmes d’apprentissage tels que le surapprentissage ou le manque de données et trouver les moyens de les résoudre</text:p>
        </text:list-item>
        <text:list-item>
          <text:p text:style-name="P26">Reproduire un modèle état de l’art non implémenter dans la librairie Keras</text:p>
        </text:list-item>
      </text:list>
      <text:h text:style-name="P10" text:outline-level="3">Durée :</text:h>
      <text:p text:style-name="P4"><text:span text:style-name="T2">1,</text:span><text:span text:style-name="T5">5</text:span> <text:span text:style-name="T2">j</text:span>ournée</text:p>
      <text:p text:style-name="P4"/>
      <text:h text:style-name="P8" text:outline-level="2"><text:soft-page-break/>Partie <text:span text:style-name="T5">2</text:span><text:span text:style-name="T2"> – </text:span><text:span text:style-name="T4">Réseaux de neurones à convolutions</text:span> :</text:h>
      <text:list xml:id="list225402284703172" text:continue-list="list2713715836" text:style-name="L2">
        <text:list-item>
          <text:p text:style-name="P14">Traitement <text:s/>de l’image avec de réseau de neurones : les réseaux de neurones à convolutions</text:p>
        </text:list-item>
        <text:list-item>
          <text:p text:style-name="P14">Principe des convolutions</text:p>
        </text:list-item>
        <text:list-item>
          <text:p text:style-name="P14">Autres mécanismes des réseaux à convolutions : pooling, padding et strides</text:p>
        </text:list-item>
        <text:list-item>
          <text:p text:style-name="P32">Architectures modernes de réseaux à convolutions : VGG, EfficientNet, DenseNet, etc.</text:p>
        </text:list-item>
        <text:list-item>
          <text:p text:style-name="P32">Cas d’usage spécifiques : Inpainting, Génération, etc.</text:p>
        </text:list-item>
        <text:list-item>
          <text:p text:style-name="P14">Implémentation des réseaux à convolutions dans Keras</text:p>
        </text:list-item>
      </text:list>
      <text:h text:style-name="P11" text:outline-level="3">Mise en pratique :</text:h>
      <text:list text:style-name="L13">
        <text:list-item>
          <text:p text:style-name="P23">Implémentation d’un réseau de neurones à convolutions pour la classification d’un jeu de données de paysage</text:p>
        </text:list-item>
      </text:list>
      <text:h text:style-name="P11" text:outline-level="3">Objectif de la partie :</text:h>
      <text:p text:style-name="P16">À l’issue de cette partie, les stagiaires seront en mesure de :</text:p>
      <text:list xml:id="list1338215147" text:style-name="L14">
        <text:list-item>
          <text:p text:style-name="P24">Implémenter un modèle de réseaux de neurones pour le traitement automatique d’images</text:p>
        </text:list-item>
        <text:list-item>
          <text:p text:style-name="P27">Définir les modèles pertinents à utiliser en fonction des limitations techniques et des objectifs à réaliser</text:p>
        </text:list-item>
        <text:list-item>
          <text:p text:style-name="P24">Utiliser le transfert d’apprentissage pour améliorer les modèles de traitement automatique d’images</text:p>
        </text:list-item>
        <text:list-item>
          <text:p text:style-name="P27">Segmenter une image pour détecter une zone d’intérêt ou un objet</text:p>
        </text:list-item>
        <text:list-item>
          <text:p text:style-name="P27">Reconstruire des données manquantes</text:p>
        </text:list-item>
      </text:list>
      <text:h text:style-name="P11" text:outline-level="3">Durée :</text:h>
      <text:p text:style-name="P31"><text:span text:style-name="T2">1</text:span> <text:span text:style-name="T4">demi-</text:span><text:span text:style-name="T2">j</text:span>ournée</text:p>
      <text:h text:style-name="P7" text:outline-level="2">Partie <text:span text:style-name="T5">3</text:span><text:span text:style-name="T2"> – </text:span><text:span text:style-name="T4">Auto-encodeurs</text:span> :</text:h>
      <text:list xml:id="list225402952513904" text:continue-list="list225402284703172" text:style-name="L2">
        <text:list-item>
          <text:p text:style-name="P15">La réduction de dimensions <text:span text:style-name="T4">par les réseaux de neurones</text:span></text:p>
        </text:list-item>
        <text:list-item>
          <text:p text:style-name="P13">La structure encodeur-décodeur des auto-encodeurs</text:p>
        </text:list-item>
        <text:list-item>
          <text:p text:style-name="P13">Concept d’embedding </text:p>
        </text:list-item>
        <text:list-item>
          <text:p text:style-name="P13">Notions d’espace latent</text:p>
        </text:list-item>
        <text:list-item>
          <text:p text:style-name="P13">Les utilisations pour d’autres méthodes non supervisées</text:p>
        </text:list-item>
      </text:list>
      <text:h text:style-name="P10" text:outline-level="3">Mise en pratique :</text:h>
      <text:list text:style-name="L9">
        <text:list-item>
          <text:p text:style-name="P21">Implémentation d’un auto-encodeur en keras et visualisation de l’espace latent</text:p>
        </text:list-item>
      </text:list>
      <text:h text:style-name="P10" text:outline-level="3">Objectif de la partie :</text:h>
      <text:p text:style-name="P5">À l’issue de cette partie, les stagiaires seront en mesure de :</text:p>
      <text:list text:style-name="L10">
        <text:list-item>
          <text:p text:style-name="P22"><text:soft-page-break/>Identifier les modèles avancés basés sur des structures encodeur-décodeur</text:p>
        </text:list-item>
        <text:list-item>
          <text:p text:style-name="P18">Concevoir et implémenter des algorithmes de<text:span text:style-name="T4">s auto-encodeurs sur des tâches d’apprentissage non supervisés</text:span></text:p>
        </text:list-item>
        <text:list-item>
          <text:p text:style-name="P22">Intégrer des modèles auto-encodeurs à des modèles existants de traitements supervisés pour réduire la dimensionnalité d’un jeu de données</text:p>
        </text:list-item>
      </text:list>
      <text:h text:style-name="P10" text:outline-level="3">Durée :</text:h>
      <text:p text:style-name="P4"><text:span text:style-name="T2">1</text:span> <text:span text:style-name="T4">demi-</text:span><text:span text:style-name="T2">j</text:span>ournée</text:p>
      <text:h text:style-name="P8" text:outline-level="2">Partie <text:span text:style-name="T5">4</text:span><text:span text:style-name="T2"> – </text:span><text:span text:style-name="T5">Réseaux Récurrents</text:span> :</text:h>
      <text:list xml:id="list225402697903966" text:continue-list="list225402952513904" text:style-name="L2">
        <text:list-item>
          <text:p text:style-name="P32">Réseaux de neurones récurrents</text:p>
        </text:list-item>
        <text:list-item>
          <text:p text:style-name="P32">LSTM</text:p>
        </text:list-item>
        <text:list-item>
          <text:p text:style-name="P32">GRU</text:p>
        </text:list-item>
        <text:list-item>
          <text:p text:style-name="P32">Traitement automatique du texte et de la langue</text:p>
        </text:list-item>
        <text:list-item>
          <text:p text:style-name="P32">Limitations des réseaux récurrents</text:p>
        </text:list-item>
      </text:list>
      <text:h text:style-name="P11" text:outline-level="3">Mise en pratique :</text:h>
      <text:list xml:id="list232239365" text:style-name="L15">
        <text:list-item>
          <text:p text:style-name="P28">Création d’un modèle de reconnaissance d’auteurs automatique</text:p>
        </text:list-item>
        <text:list-item>
          <text:p text:style-name="P28">Création d’un modèle de solveur arithmétique sur données textuelles (Traducteur texte → maths)</text:p>
        </text:list-item>
        <text:list-item>
          <text:p text:style-name="P28">Génération automatique de texte</text:p>
        </text:list-item>
      </text:list>
      <text:h text:style-name="P11" text:outline-level="3">Objectif de la partie :</text:h>
      <text:p text:style-name="P16">À l’issue de cette partie, les stagiaires seront en mesure de :</text:p>
      <text:list xml:id="list395357741" text:style-name="L16">
        <text:list-item>
          <text:p text:style-name="P29">Traiter automatiquement des données séquentielles</text:p>
        </text:list-item>
        <text:list-item>
          <text:p text:style-name="P29">Classifier des données séquentielles</text:p>
        </text:list-item>
        <text:list-item>
          <text:p text:style-name="P29">Générer des prédictions ou des séquences futures</text:p>
        </text:list-item>
        <text:list-item>
          <text:p text:style-name="P29">Traiter des données vidéos</text:p>
        </text:list-item>
      </text:list>
      <text:h text:style-name="P11" text:outline-level="3">Durée :</text:h>
      <text:p text:style-name="P31"><text:span text:style-name="T2">1</text:span> <text:span text:style-name="T4">demi-</text:span><text:span text:style-name="T2">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8T22:54:01.885000000</dc:date>
    <meta:editing-duration>PT7H45M31S</meta:editing-duration>
    <meta:editing-cycles>8</meta:editing-cycles>
    <meta:generator>LibreOffice/7.4.2.3$Windows_X86_64 LibreOffice_project/382eef1f22670f7f4118c8c2dd222ec7ad009daf</meta:generator>
    <meta:document-statistic meta:table-count="0" meta:image-count="0" meta:object-count="0" meta:page-count="4" meta:paragraph-count="93" meta:word-count="906" meta:character-count="5822" meta:non-whitespace-character-count="5054"/>
  </office:meta>
</office:document-meta>
</file>